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VNFQuicksandRegular, sans-serif" svg:font-family="VNFQuicksandRegular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widows="2" fo:orphans="2" fo:break-before="page" fo:text-align="justify" fo:margin-bottom="0in" fo:line-height="140%" fo:background-color="#FFFFFF"/>
      <style:text-properties style:font-name="VNFQuicksandRegular, sans-serif" fo:color="#333333" fo:letter-spacing="-0.0104in" fo:font-size="15pt" style:font-size-asian="15pt"/>
    </style:style>
    <style:style style:name="P2" style:parent-style-name="Textbody" style:list-style-name="LFO1" style:family="paragraph">
      <style:paragraph-properties fo:widows="2" fo:orphans="2" fo:text-align="justify" fo:margin-bottom="0in" fo:line-height="140%" fo:margin-left="0in" fo:text-indent="0in" fo:background-color="#FFFFFF">
        <style:tab-stops/>
      </style:paragraph-properties>
      <style:text-properties style:font-name="VNFQuicksandRegular, sans-serif" fo:color="#333333" fo:letter-spacing="-0.0104in" fo:font-size="15pt" style:font-size-asian="15pt"/>
    </style:style>
    <style:style style:name="P3" style:parent-style-name="Textbody" style:list-style-name="LFO1" style:family="paragraph">
      <style:paragraph-properties fo:widows="2" fo:orphans="2" fo:text-align="justify" fo:margin-bottom="0in" fo:line-height="140%" fo:margin-left="0in" fo:text-indent="0in" fo:background-color="#FFFFFF">
        <style:tab-stops/>
      </style:paragraph-properties>
      <style:text-properties style:font-name="VNFQuicksandRegular, sans-serif" fo:color="#333333" fo:letter-spacing="-0.0104in" fo:font-size="15pt" style:font-size-asian="15pt"/>
    </style:style>
    <style:style style:name="P4" style:parent-style-name="Textbody" style:list-style-name="LFO1" style:family="paragraph">
      <style:paragraph-properties fo:widows="2" fo:orphans="2" fo:text-align="justify" fo:margin-bottom="0in" fo:line-height="140%" fo:margin-left="0in" fo:text-indent="0in" fo:background-color="#FFFFFF">
        <style:tab-stops/>
      </style:paragraph-properties>
      <style:text-properties style:font-name="VNFQuicksandRegular, sans-serif" fo:color="#333333" fo:letter-spacing="-0.0104in" fo:font-size="15pt" style:font-size-asian="15pt"/>
    </style:style>
    <style:style style:name="P5" style:parent-style-name="Textbody" style:list-style-name="LFO1" style:family="paragraph">
      <style:paragraph-properties fo:widows="2" fo:orphans="2" fo:text-align="justify" fo:margin-bottom="0in" fo:line-height="140%" fo:margin-left="0in" fo:text-indent="0in" fo:background-color="#FFFFFF">
        <style:tab-stops/>
      </style:paragraph-properties>
      <style:text-properties style:font-name="VNFQuicksandRegular, sans-serif" fo:color="#333333" fo:letter-spacing="-0.0104in" fo:font-size="15pt" style:font-size-asian="15pt"/>
    </style:style>
    <style:style style:name="P6" style:parent-style-name="Textbody" style:family="paragraph">
      <style:paragraph-properties fo:widows="2" fo:orphans="2" fo:text-align="justify" fo:margin-bottom="0in" fo:line-height="140%" fo:background-color="#FFFFFF"/>
    </style:style>
    <style:style style:name="T7" style:parent-style-name="DefaultParagraphFont" style:family="text">
      <style:text-properties style:font-name="VNFQuicksandRegular, sans-serif" fo:color="#428BCA" fo:letter-spacing="-0.0104in" fo:font-size="15pt" style:font-size-asian="15pt"/>
    </style:style>
    <style:style style:name="T8" style:parent-style-name="DefaultParagraphFont" style:family="text">
      <style:text-properties style:font-name="VNFQuicksandRegular, sans-serif" fo:color="#428BCA" fo:letter-spacing="-0.0104in" fo:font-size="28pt" style:font-size-asian="28pt" style:font-size-complex="28pt"/>
    </style:style>
    <style:style style:name="P9" style:parent-style-name="Textbody" style:family="paragraph">
      <style:paragraph-properties fo:widows="2" fo:orphans="2" fo:text-align="justify" fo:margin-bottom="0in" fo:line-height="140%" fo:background-color="#FFFFFF"/>
      <style:text-properties style:font-name="VNFQuicksandRegular, sans-serif" fo:color="#428BCA" fo:letter-spacing="-0.0104in" fo:font-size="28pt" style:font-size-asian="28pt" style:font-size-complex="28pt"/>
    </style:style>
    <style:style style:name="P10" style:parent-style-name="Textbody" style:family="paragraph">
      <style:paragraph-properties fo:widows="2" fo:orphans="2" fo:text-align="justify" fo:margin-bottom="0in" fo:line-height="140%" fo:background-color="#FFFFFF"/>
    </style:style>
    <style:style style:name="T11" style:parent-style-name="DefaultParagraphFont" style:family="text">
      <style:text-properties style:font-name="VNFQuicksandRegular, sans-serif" fo:color="#428BCA" fo:letter-spacing="-0.0104in" fo:font-size="15pt" style:font-size-asian="15pt"/>
    </style:style>
    <style:style style:name="T12" style:parent-style-name="DefaultParagraphFont" style:family="text">
      <style:text-properties style:font-name="VNFQuicksandRegular, sans-serif" fo:color="#428BCA" fo:letter-spacing="-0.0104in" fo:font-size="15pt" style:font-size-asian="15pt"/>
    </style:style>
    <style:style style:name="T13" style:parent-style-name="DefaultParagraphFont" style:family="text">
      <style:text-properties style:font-name="VNFQuicksandRegular, sans-serif" fo:color="#333333" fo:font-size="15pt" style:font-size-asian="15pt"/>
    </style:style>
    <style:style style:name="T14" style:parent-style-name="DefaultParagraphFont" style:family="text">
      <style:text-properties style:font-name="VNFQuicksandRegular, sans-serif" fo:color="#333333" fo:font-size="15pt" style:font-size-asian="15pt"/>
    </style:style>
    <style:style style:name="T15" style:parent-style-name="DefaultParagraphFont" style:family="text">
      <style:text-properties style:font-name="VNFQuicksandRegular, sans-serif" fo:color="#333333" fo:font-size="15pt" style:font-size-asian="15pt"/>
    </style:style>
    <style:style style:name="T16" style:parent-style-name="DefaultParagraphFont" style:family="text">
      <style:text-properties style:font-name="VNFQuicksandRegular, sans-serif" fo:color="#333333" fo:font-size="15pt" style:font-size-asian="15pt"/>
    </style:style>
    <style:style style:name="T17" style:parent-style-name="DefaultParagraphFont" style:family="text">
      <style:text-properties style:font-name="VNFQuicksandRegular, sans-serif" fo:color="#333333" fo:font-size="15pt" style:font-size-asian="15pt"/>
    </style:style>
    <style:style style:name="T18" style:parent-style-name="DefaultParagraphFont" style:family="text">
      <style:text-properties style:font-name="VNFQuicksandRegular, sans-serif" fo:color="#333333" fo:font-size="15pt" style:font-size-asian="15pt"/>
    </style:style>
    <style:style style:name="T19" style:parent-style-name="DefaultParagraphFont" style:family="text">
      <style:text-properties style:font-name="VNFQuicksandRegular, sans-serif" fo:color="#333333" fo:font-size="15pt" style:font-size-asian="15pt"/>
    </style:style>
    <style:style style:name="T20" style:parent-style-name="DefaultParagraphFont" style:family="text">
      <style:text-properties style:font-name="VNFQuicksandRegular, sans-serif" fo:color="#333333" fo:font-size="15pt" style:font-size-asian="15pt"/>
    </style:style>
    <style:style style:name="T21" style:parent-style-name="DefaultParagraphFont" style:family="text">
      <style:text-properties style:font-name="VNFQuicksandRegular, sans-serif" fo:color="#333333" fo:font-size="15pt" style:font-size-asian="15pt"/>
    </style:style>
    <style:style style:name="T22" style:parent-style-name="DefaultParagraphFont" style:family="text">
      <style:text-properties style:font-name="VNFQuicksandRegular, sans-serif" fo:color="#333333" fo:font-size="15pt" style:font-size-asian="15pt"/>
    </style:style>
    <style:style style:name="T23" style:parent-style-name="DefaultParagraphFont" style:family="text">
      <style:text-properties style:font-name="VNFQuicksandRegular, sans-serif" fo:color="#333333" fo:font-size="15pt" style:font-size-asian="15pt"/>
    </style:style>
    <style:style style:name="T24" style:parent-style-name="DefaultParagraphFont" style:family="text">
      <style:text-properties style:font-name="VNFQuicksandRegular, sans-serif" fo:color="#333333" fo:font-size="15pt" style:font-size-asian="15pt"/>
    </style:style>
    <style:style style:name="T25" style:parent-style-name="DefaultParagraphFont" style:family="text">
      <style:text-properties style:font-name="VNFQuicksandRegular, sans-serif" fo:color="#333333" fo:font-size="15pt" style:font-size-asian="15pt"/>
    </style:style>
    <style:style style:name="T26" style:parent-style-name="DefaultParagraphFont" style:family="text">
      <style:text-properties style:font-name="VNFQuicksandRegular, sans-serif" fo:color="#333333" fo:font-size="15pt" style:font-size-asian="15pt"/>
    </style:style>
    <style:style style:name="T27" style:parent-style-name="DefaultParagraphFont" style:family="text">
      <style:text-properties style:font-name="VNFQuicksandRegular, sans-serif" fo:color="#333333" fo:font-size="15pt" style:font-size-asian="15pt"/>
    </style:style>
    <style:style style:name="T28" style:parent-style-name="DefaultParagraphFont" style:family="text">
      <style:text-properties style:font-name="VNFQuicksandRegular, sans-serif" fo:color="#333333" fo:font-size="15pt" style:font-size-asian="15pt"/>
    </style:style>
    <style:style style:name="T29" style:parent-style-name="DefaultParagraphFont" style:family="text">
      <style:text-properties style:font-name="VNFQuicksandRegular, sans-serif" fo:color="#333333" fo:font-size="15pt" style:font-size-asian="15pt"/>
    </style:style>
    <style:style style:name="T30" style:parent-style-name="DefaultParagraphFont" style:family="text">
      <style:text-properties style:font-name="VNFQuicksandRegular, sans-serif" fo:color="#333333" fo:font-size="15pt" style:font-size-asian="15pt"/>
    </style:style>
    <style:style style:name="T31" style:parent-style-name="DefaultParagraphFont" style:family="text">
      <style:text-properties style:font-name="VNFQuicksandRegular, sans-serif" fo:color="#333333" fo:font-size="15pt" style:font-size-asian="15pt"/>
    </style:style>
    <style:style style:name="T32" style:parent-style-name="DefaultParagraphFont" style:family="text">
      <style:text-properties style:font-name="VNFQuicksandRegular, sans-serif" fo:color="#333333" fo:font-size="15pt" style:font-size-asian="15pt"/>
    </style:style>
    <style:style style:name="T33" style:parent-style-name="DefaultParagraphFont" style:family="text">
      <style:text-properties style:font-name="VNFQuicksandRegular, sans-serif" fo:color="#333333" fo:font-size="15pt" style:font-size-asian="15pt"/>
    </style:style>
    <style:style style:name="T34" style:parent-style-name="DefaultParagraphFont" style:family="text">
      <style:text-properties style:font-name="VNFQuicksandRegular, sans-serif" fo:color="#333333" fo:font-size="15pt" style:font-size-asian="15pt"/>
    </style:style>
    <style:style style:name="T35" style:parent-style-name="DefaultParagraphFont" style:family="text">
      <style:text-properties style:font-name="VNFQuicksandRegular, sans-serif" fo:color="#333333" fo:font-size="15pt" style:font-size-asian="15pt"/>
    </style:style>
    <style:style style:name="T36" style:parent-style-name="DefaultParagraphFont" style:family="text">
      <style:text-properties style:font-name="VNFQuicksandRegular, sans-serif" fo:color="#333333" fo:font-size="15pt" style:font-size-asian="15pt"/>
    </style:style>
    <style:style style:name="T37" style:parent-style-name="DefaultParagraphFont" style:family="text">
      <style:text-properties style:font-name="VNFQuicksandRegular, sans-serif" fo:color="#333333" fo:font-size="15pt" style:font-size-asian="15pt"/>
    </style:style>
    <style:style style:name="T38" style:parent-style-name="DefaultParagraphFont" style:family="text">
      <style:text-properties style:font-name="VNFQuicksandRegular, sans-serif" fo:color="#333333" fo:font-size="15pt" style:font-size-asian="15pt"/>
    </style:style>
    <style:style style:name="T39" style:parent-style-name="DefaultParagraphFont" style:family="text">
      <style:text-properties style:font-name="VNFQuicksandRegular, sans-serif" fo:color="#333333" fo:font-size="15pt" style:font-size-asian="15pt"/>
    </style:style>
    <style:style style:name="T40" style:parent-style-name="DefaultParagraphFont" style:family="text">
      <style:text-properties style:font-name="VNFQuicksandRegular, sans-serif" fo:color="#333333" fo:font-size="15pt" style:font-size-asian="15pt"/>
    </style:style>
    <style:style style:name="T41" style:parent-style-name="DefaultParagraphFont" style:family="text">
      <style:text-properties style:font-name="VNFQuicksandRegular, sans-serif" fo:color="#333333" fo:font-size="15pt" style:font-size-asian="15pt"/>
    </style:style>
    <style:style style:name="T42" style:parent-style-name="DefaultParagraphFont" style:family="text">
      <style:text-properties style:font-name="VNFQuicksandRegular, sans-serif" fo:color="#333333" fo:font-size="15pt" style:font-size-asian="15pt"/>
    </style:style>
    <style:style style:name="T43" style:parent-style-name="DefaultParagraphFont" style:family="text">
      <style:text-properties style:font-name="VNFQuicksandRegular, sans-serif" fo:color="#333333" fo:font-size="15pt" style:font-size-asian="15pt"/>
    </style:style>
    <style:style style:name="T44" style:parent-style-name="DefaultParagraphFont" style:family="text">
      <style:text-properties style:font-name="VNFQuicksandRegular, sans-serif" fo:color="#333333" fo:font-size="15pt" style:font-size-asian="15pt"/>
    </style:style>
    <style:style style:name="T45" style:parent-style-name="DefaultParagraphFont" style:family="text">
      <style:text-properties style:font-name="VNFQuicksandRegular, sans-serif" fo:color="#333333" fo:font-size="15pt" style:font-size-asian="15pt"/>
    </style:style>
    <style:style style:name="T46" style:parent-style-name="DefaultParagraphFont" style:family="text">
      <style:text-properties style:font-name="VNFQuicksandRegular, sans-serif" fo:color="#333333" fo:font-size="15pt" style:font-size-asian="15pt"/>
    </style:style>
    <style:style style:name="T47" style:parent-style-name="DefaultParagraphFont" style:family="text">
      <style:text-properties style:font-name="VNFQuicksandRegular, sans-serif" fo:color="#333333" fo:font-size="15pt" style:font-size-asian="15pt"/>
    </style:style>
    <style:style style:name="T48" style:parent-style-name="DefaultParagraphFont" style:family="text">
      <style:text-properties style:font-name="VNFQuicksandRegular, sans-serif" fo:color="#333333" fo:font-size="15pt" style:font-size-asian="15pt"/>
    </style:style>
    <style:style style:name="T49" style:parent-style-name="DefaultParagraphFont" style:family="text">
      <style:text-properties style:font-name="VNFQuicksandRegular, sans-serif" fo:color="#333333" fo:font-size="15pt" style:font-size-asian="15pt"/>
    </style:style>
    <style:style style:name="T50" style:parent-style-name="DefaultParagraphFont" style:family="text">
      <style:text-properties style:font-name="VNFQuicksandRegular, sans-serif" fo:color="#333333" fo:font-size="15pt" style:font-size-asian="15pt"/>
    </style:style>
    <style:style style:name="T51" style:parent-style-name="DefaultParagraphFont" style:family="text">
      <style:text-properties style:font-name="VNFQuicksandRegular, sans-serif" fo:color="#333333" fo:font-size="15pt" style:font-size-asian="15pt"/>
    </style:style>
    <style:style style:name="T52" style:parent-style-name="DefaultParagraphFont" style:family="text">
      <style:text-properties style:font-name="VNFQuicksandRegular, sans-serif" fo:color="#333333" fo:font-size="15pt" style:font-size-asian="15pt"/>
    </style:style>
    <style:style style:name="T53" style:parent-style-name="DefaultParagraphFont" style:family="text">
      <style:text-properties style:font-name="VNFQuicksandRegular, sans-serif" fo:color="#333333" fo:font-size="15pt" style:font-size-asian="15pt"/>
    </style:style>
    <style:style style:name="T54" style:parent-style-name="DefaultParagraphFont" style:family="text">
      <style:text-properties style:font-name="VNFQuicksandRegular, sans-serif" fo:color="#333333" fo:font-size="15pt" style:font-size-asian="15pt"/>
    </style:style>
    <style:style style:name="T55" style:parent-style-name="DefaultParagraphFont" style:family="text">
      <style:text-properties style:font-name="VNFQuicksandRegular, sans-serif" fo:color="#333333" fo:font-size="15pt" style:font-size-asian="15pt"/>
    </style:style>
    <style:style style:name="T56" style:parent-style-name="DefaultParagraphFont" style:family="text">
      <style:text-properties style:font-name="VNFQuicksandRegular, sans-serif" fo:color="#333333" fo:font-size="15pt" style:font-size-asian="15pt"/>
    </style:style>
    <style:style style:name="T57" style:parent-style-name="DefaultParagraphFont" style:family="text">
      <style:text-properties style:font-name="VNFQuicksandRegular, sans-serif" fo:color="#333333" fo:font-size="15pt" style:font-size-asian="15pt"/>
    </style:style>
    <style:style style:name="T58" style:parent-style-name="DefaultParagraphFont" style:family="text">
      <style:text-properties style:font-name="VNFQuicksandRegular, sans-serif" fo:color="#333333" fo:font-size="15pt" style:font-size-asian="15pt"/>
    </style:style>
    <style:style style:name="T59" style:parent-style-name="DefaultParagraphFont" style:family="text">
      <style:text-properties style:font-name="VNFQuicksandRegular, sans-serif" fo:color="#333333" fo:font-size="15pt" style:font-size-asian="15pt"/>
    </style:style>
    <style:style style:name="T60" style:parent-style-name="DefaultParagraphFont" style:family="text">
      <style:text-properties style:font-name="VNFQuicksandRegular, sans-serif" fo:color="#333333" fo:font-size="15pt" style:font-size-asian="15pt"/>
    </style:style>
    <style:style style:name="T61" style:parent-style-name="DefaultParagraphFont" style:family="text">
      <style:text-properties style:font-name="VNFQuicksandRegular, sans-serif" fo:color="#333333" fo:font-size="15pt" style:font-size-asian="15pt"/>
    </style:style>
    <style:style style:name="T62" style:parent-style-name="DefaultParagraphFont" style:family="text">
      <style:text-properties style:font-name="VNFQuicksandRegular, sans-serif" fo:color="#333333" fo:font-size="15pt" style:font-size-asian="15pt"/>
    </style:style>
    <style:style style:name="T63" style:parent-style-name="DefaultParagraphFont" style:family="text">
      <style:text-properties style:font-name="VNFQuicksandRegular, sans-serif" fo:color="#333333" fo:font-size="15pt" style:font-size-asian="15pt"/>
    </style:style>
    <style:style style:name="T64" style:parent-style-name="DefaultParagraphFont" style:family="text">
      <style:text-properties style:font-name="VNFQuicksandRegular, sans-serif" fo:color="#333333" fo:font-size="15pt" style:font-size-asian="15pt"/>
    </style:style>
    <style:style style:name="T65" style:parent-style-name="DefaultParagraphFont" style:family="text">
      <style:text-properties style:font-name="VNFQuicksandRegular, sans-serif" fo:color="#333333" fo:font-size="15pt" style:font-size-asian="15pt"/>
    </style:style>
    <style:style style:name="T66" style:parent-style-name="DefaultParagraphFont" style:family="text">
      <style:text-properties style:font-name="VNFQuicksandRegular, sans-serif" fo:color="#333333" fo:font-size="15pt" style:font-size-asian="15pt"/>
    </style:style>
    <style:style style:name="T67" style:parent-style-name="DefaultParagraphFont" style:family="text">
      <style:text-properties style:font-name="VNFQuicksandRegular, sans-serif" fo:color="#333333" fo:font-size="15pt" style:font-size-asian="15pt"/>
    </style:style>
    <style:style style:name="T68" style:parent-style-name="DefaultParagraphFont" style:family="text">
      <style:text-properties style:font-name="VNFQuicksandRegular, sans-serif" fo:color="#333333" fo:font-size="15pt" style:font-size-asian="15pt"/>
    </style:style>
    <style:style style:name="T69" style:parent-style-name="DefaultParagraphFont" style:family="text">
      <style:text-properties style:font-name="VNFQuicksandRegular, sans-serif" fo:color="#333333" fo:font-size="15pt" style:font-size-asian="15pt"/>
    </style:style>
    <style:style style:name="T70" style:parent-style-name="DefaultParagraphFont" style:family="text">
      <style:text-properties style:font-name="VNFQuicksandRegular, sans-serif" fo:color="#333333" fo:font-size="15pt" style:font-size-asian="15pt"/>
    </style:style>
    <style:style style:name="T71" style:parent-style-name="DefaultParagraphFont" style:family="text">
      <style:text-properties style:font-name="VNFQuicksandRegular, sans-serif" fo:color="#333333" fo:font-size="15pt" style:font-size-asian="15pt"/>
    </style:style>
    <style:style style:name="T72" style:parent-style-name="DefaultParagraphFont" style:family="text">
      <style:text-properties style:font-name="VNFQuicksandRegular, sans-serif" fo:color="#333333" fo:font-size="15pt" style:font-size-asian="15pt"/>
    </style:style>
    <style:style style:name="T73" style:parent-style-name="DefaultParagraphFont" style:family="text">
      <style:text-properties style:font-name="VNFQuicksandRegular, sans-serif" fo:color="#333333" fo:font-size="15pt" style:font-size-asian="15pt"/>
    </style:style>
    <style:style style:name="T74" style:parent-style-name="DefaultParagraphFont" style:family="text">
      <style:text-properties style:font-name="VNFQuicksandRegular, sans-serif" fo:color="#333333" fo:font-size="15pt" style:font-size-asian="15pt"/>
    </style:style>
    <style:style style:name="T75" style:parent-style-name="DefaultParagraphFont" style:family="text">
      <style:text-properties style:font-name="VNFQuicksandRegular, sans-serif" fo:color="#333333" fo:font-size="15pt" style:font-size-asian="15pt"/>
    </style:style>
    <style:style style:name="T76" style:parent-style-name="DefaultParagraphFont" style:family="text">
      <style:text-properties style:font-name="VNFQuicksandRegular, sans-serif" fo:color="#333333" fo:font-size="15pt" style:font-size-asian="15pt"/>
    </style:style>
    <style:style style:name="T77" style:parent-style-name="DefaultParagraphFont" style:family="text">
      <style:text-properties style:font-name="VNFQuicksandRegular, sans-serif" fo:color="#333333" fo:font-size="15pt" style:font-size-asian="15pt"/>
    </style:style>
    <style:style style:name="T78" style:parent-style-name="DefaultParagraphFont" style:family="text">
      <style:text-properties style:font-name="VNFQuicksandRegular, sans-serif" fo:color="#333333" fo:font-size="15pt" style:font-size-asian="15pt"/>
    </style:style>
    <style:style style:name="T79" style:parent-style-name="DefaultParagraphFont" style:family="text">
      <style:text-properties style:font-name="VNFQuicksandRegular, sans-serif" fo:color="#333333" fo:font-size="15pt" style:font-size-asian="15pt"/>
    </style:style>
    <style:style style:name="T80" style:parent-style-name="DefaultParagraphFont" style:family="text">
      <style:text-properties style:font-name="VNFQuicksandRegular, sans-serif" fo:color="#333333" fo:font-size="15pt" style:font-size-asian="15pt"/>
    </style:style>
    <style:style style:name="T81" style:parent-style-name="DefaultParagraphFont" style:family="text">
      <style:text-properties style:font-name="VNFQuicksandRegular, sans-serif" fo:color="#333333" fo:font-size="15pt" style:font-size-asian="15pt"/>
    </style:style>
    <style:style style:name="T82" style:parent-style-name="DefaultParagraphFont" style:family="text">
      <style:text-properties style:font-name="VNFQuicksandRegular, sans-serif" fo:color="#333333" fo:font-size="15pt" style:font-size-asian="15pt"/>
    </style:style>
    <style:style style:name="T83" style:parent-style-name="DefaultParagraphFont" style:family="text">
      <style:text-properties style:font-name="VNFQuicksandRegular, sans-serif" fo:color="#333333" fo:font-size="15pt" style:font-size-asian="15pt"/>
    </style:style>
    <style:style style:name="T84" style:parent-style-name="DefaultParagraphFont" style:family="text">
      <style:text-properties style:font-name="VNFQuicksandRegular, sans-serif" fo:color="#333333" fo:font-size="15pt" style:font-size-asian="15pt"/>
    </style:style>
    <style:style style:name="T85" style:parent-style-name="DefaultParagraphFont" style:family="text">
      <style:text-properties style:font-name="VNFQuicksandRegular, sans-serif" fo:color="#333333" fo:font-size="15pt" style:font-size-asian="15pt"/>
    </style:style>
    <style:style style:name="T86" style:parent-style-name="DefaultParagraphFont" style:family="text">
      <style:text-properties style:font-name="VNFQuicksandRegular, sans-serif" fo:color="#333333" fo:font-size="15pt" style:font-size-asian="15pt"/>
    </style:style>
    <style:style style:name="T87" style:parent-style-name="DefaultParagraphFont" style:family="text">
      <style:text-properties style:font-name="VNFQuicksandRegular, sans-serif" fo:color="#333333" fo:font-size="15pt" style:font-size-asian="15pt"/>
    </style:style>
    <style:style style:name="T88" style:parent-style-name="DefaultParagraphFont" style:family="text">
      <style:text-properties style:font-name="VNFQuicksandRegular, sans-serif" fo:color="#333333" fo:font-size="15pt" style:font-size-asian="15pt"/>
    </style:style>
    <style:style style:name="T89" style:parent-style-name="DefaultParagraphFont" style:family="text">
      <style:text-properties style:font-name="VNFQuicksandRegular, sans-serif" fo:color="#333333" fo:font-size="15pt" style:font-size-asian="15pt"/>
    </style:style>
    <style:style style:name="T90" style:parent-style-name="DefaultParagraphFont" style:family="text">
      <style:text-properties style:font-name="VNFQuicksandRegular, sans-serif" fo:color="#333333" fo:font-size="15pt" style:font-size-asian="15pt"/>
    </style:style>
    <style:style style:name="T91" style:parent-style-name="DefaultParagraphFont" style:family="text">
      <style:text-properties style:font-name="VNFQuicksandRegular, sans-serif" fo:color="#333333" fo:font-size="15pt" style:font-size-asian="15pt"/>
    </style:style>
    <style:style style:name="T92" style:parent-style-name="DefaultParagraphFont" style:family="text">
      <style:text-properties style:font-name="VNFQuicksandRegular, sans-serif" fo:color="#333333" fo:font-size="15pt" style:font-size-asian="15pt"/>
    </style:style>
    <style:style style:name="T93" style:parent-style-name="DefaultParagraphFont" style:family="text">
      <style:text-properties style:font-name="VNFQuicksandRegular, sans-serif" fo:color="#333333" fo:font-size="15pt" style:font-size-asian="15pt"/>
    </style:style>
    <style:style style:name="T94" style:parent-style-name="DefaultParagraphFont" style:family="text">
      <style:text-properties style:font-name="VNFQuicksandRegular, sans-serif" fo:color="#333333" fo:font-size="15pt" style:font-size-asian="15pt"/>
    </style:style>
    <style:style style:name="T95" style:parent-style-name="DefaultParagraphFont" style:family="text">
      <style:text-properties style:font-name="VNFQuicksandRegular, sans-serif" fo:color="#333333" fo:font-size="15pt" style:font-size-asian="15pt"/>
    </style:style>
    <style:style style:name="T96" style:parent-style-name="DefaultParagraphFont" style:family="text">
      <style:text-properties style:font-name="VNFQuicksandRegular, sans-serif" fo:color="#333333" fo:font-size="15pt" style:font-size-asian="15pt"/>
    </style:style>
    <style:style style:name="T97" style:parent-style-name="DefaultParagraphFont" style:family="text">
      <style:text-properties style:font-name="VNFQuicksandRegular, sans-serif" fo:color="#333333" fo:font-size="15pt" style:font-size-asian="15pt"/>
    </style:style>
    <style:style style:name="T98" style:parent-style-name="DefaultParagraphFont" style:family="text">
      <style:text-properties style:font-name="VNFQuicksandRegular, sans-serif" fo:color="#333333" fo:font-size="15pt" style:font-size-asian="15pt"/>
    </style:style>
    <style:style style:name="T99" style:parent-style-name="DefaultParagraphFont" style:family="text">
      <style:text-properties style:font-name="VNFQuicksandRegular, sans-serif" fo:color="#333333" fo:font-size="15pt" style:font-size-asian="15pt"/>
    </style:style>
    <style:style style:name="T100" style:parent-style-name="DefaultParagraphFont" style:family="text">
      <style:text-properties style:font-name="VNFQuicksandRegular, sans-serif" fo:color="#333333" fo:font-size="15pt" style:font-size-asian="15pt"/>
    </style:style>
    <style:style style:name="T101" style:parent-style-name="DefaultParagraphFont" style:family="text">
      <style:text-properties style:font-name="VNFQuicksandRegular, sans-serif" fo:color="#333333" fo:font-size="15pt" style:font-size-asian="15pt"/>
    </style:style>
    <style:style style:name="T102" style:parent-style-name="DefaultParagraphFont" style:family="text">
      <style:text-properties style:font-name="VNFQuicksandRegular, sans-serif" fo:color="#333333" fo:font-size="15pt" style:font-size-asian="15pt"/>
    </style:style>
    <style:style style:name="T103" style:parent-style-name="DefaultParagraphFont" style:family="text">
      <style:text-properties style:font-name="VNFQuicksandRegular, sans-serif" fo:color="#333333" fo:font-size="15pt" style:font-size-asian="15pt"/>
    </style:style>
    <style:style style:name="T104" style:parent-style-name="DefaultParagraphFont" style:family="text">
      <style:text-properties style:font-name="VNFQuicksandRegular, sans-serif" fo:color="#333333" fo:font-size="15pt" style:font-size-asian="15pt"/>
    </style:style>
    <style:style style:name="T105" style:parent-style-name="DefaultParagraphFont" style:family="text">
      <style:text-properties style:font-name="VNFQuicksandRegular, sans-serif" fo:color="#333333" fo:font-size="15pt" style:font-size-asian="15pt"/>
    </style:style>
    <style:style style:name="T106" style:parent-style-name="DefaultParagraphFont" style:family="text">
      <style:text-properties style:font-name="VNFQuicksandRegular, sans-serif" fo:color="#333333" fo:font-size="15pt" style:font-size-asian="15pt"/>
    </style:style>
    <style:style style:name="T107" style:parent-style-name="DefaultParagraphFont" style:family="text">
      <style:text-properties style:font-name="VNFQuicksandRegular, sans-serif" fo:color="#333333" fo:font-size="15pt" style:font-size-asian="15pt"/>
    </style:style>
    <style:style style:name="T108" style:parent-style-name="DefaultParagraphFont" style:family="text">
      <style:text-properties style:font-name="VNFQuicksandRegular, sans-serif" fo:color="#333333" fo:font-size="15pt" style:font-size-asian="15pt"/>
    </style:style>
    <style:style style:name="T109" style:parent-style-name="DefaultParagraphFont" style:family="text">
      <style:text-properties style:font-name="VNFQuicksandRegular, sans-serif" fo:color="#333333" fo:font-size="15pt" style:font-size-asian="15pt"/>
    </style:style>
    <style:style style:name="T110" style:parent-style-name="DefaultParagraphFont" style:family="text">
      <style:text-properties style:font-name="VNFQuicksandRegular, sans-serif" fo:color="#333333" fo:font-size="15pt" style:font-size-asian="15pt"/>
    </style:style>
    <style:style style:name="T111" style:parent-style-name="DefaultParagraphFont" style:family="text">
      <style:text-properties style:font-name="VNFQuicksandRegular, sans-serif" fo:color="#333333" fo:font-size="15pt" style:font-size-asian="15pt"/>
    </style:style>
    <style:style style:name="T112" style:parent-style-name="DefaultParagraphFont" style:family="text">
      <style:text-properties style:font-name="VNFQuicksandRegular, sans-serif" fo:color="#333333" fo:font-size="15pt" style:font-size-asian="15pt"/>
    </style:style>
    <style:style style:name="T113" style:parent-style-name="DefaultParagraphFont" style:family="text">
      <style:text-properties style:font-name="VNFQuicksandRegular, sans-serif" fo:color="#333333" fo:font-size="15pt" style:font-size-asian="15pt"/>
    </style:style>
    <style:style style:name="T114" style:parent-style-name="DefaultParagraphFont" style:family="text">
      <style:text-properties style:font-name="VNFQuicksandRegular, sans-serif" fo:color="#333333" fo:font-size="15pt" style:font-size-asian="15pt"/>
    </style:style>
    <style:style style:name="T115" style:parent-style-name="DefaultParagraphFont" style:family="text">
      <style:text-properties style:font-name="VNFQuicksandRegular, sans-serif" fo:color="#333333" fo:font-size="15pt" style:font-size-asian="15pt"/>
    </style:style>
    <style:style style:name="T116" style:parent-style-name="DefaultParagraphFont" style:family="text">
      <style:text-properties style:font-name="VNFQuicksandRegular, sans-serif" fo:color="#333333" fo:font-size="15pt" style:font-size-asian="15pt"/>
    </style:style>
    <style:style style:name="T117" style:parent-style-name="DefaultParagraphFont" style:family="text">
      <style:text-properties style:font-name="VNFQuicksandRegular, sans-serif" fo:color="#333333" fo:font-size="15pt" style:font-size-asian="15pt"/>
    </style:style>
    <style:style style:name="T118" style:parent-style-name="DefaultParagraphFont" style:family="text">
      <style:text-properties style:font-name="VNFQuicksandRegular, sans-serif" fo:color="#333333" fo:font-size="15pt" style:font-size-asian="15pt"/>
    </style:style>
    <style:style style:name="T119" style:parent-style-name="DefaultParagraphFont" style:family="text">
      <style:text-properties style:font-name="VNFQuicksandRegular, sans-serif" fo:color="#333333" fo:font-size="15pt" style:font-size-asian="15pt"/>
    </style:style>
    <style:style style:name="T120" style:parent-style-name="DefaultParagraphFont" style:family="text">
      <style:text-properties style:font-name="VNFQuicksandRegular, sans-serif" fo:color="#333333" fo:font-size="15pt" style:font-size-asian="15pt"/>
    </style:style>
    <style:style style:name="T121" style:parent-style-name="DefaultParagraphFont" style:family="text">
      <style:text-properties style:font-name="VNFQuicksandRegular, sans-serif" fo:color="#333333" fo:font-size="15pt" style:font-size-asian="15pt"/>
    </style:style>
    <style:style style:name="T122" style:parent-style-name="DefaultParagraphFont" style:family="text">
      <style:text-properties style:font-name="VNFQuicksandRegular, sans-serif" fo:color="#333333" fo:font-size="15pt" style:font-size-asian="15pt"/>
    </style:style>
    <style:style style:name="P123" style:parent-style-name="Textbody" style:family="paragraph">
      <style:paragraph-properties fo:widows="2" fo:orphans="2" fo:text-align="justify" fo:margin-bottom="0.1041in" fo:line-height="140%" fo:background-color="#FFFFFF"/>
      <style:text-properties style:font-name="VNFQuicksandRegular, sans-serif" fo:color="#333333" fo:font-size="15pt" style:font-size-asian="15pt"/>
    </style:style>
    <style:style style:name="P124" style:parent-style-name="Textbody" style:family="paragraph">
      <style:paragraph-properties fo:widows="2" fo:orphans="2" fo:margin-bottom="0in" fo:background-color="#FFFFFF"/>
    </style:style>
    <style:style style:name="T125" style:parent-style-name="StrongEmphasis" style:family="text">
      <style:text-properties style:font-name="VNFQuicksandRegular, sans-serif" fo:color="#333333" fo:letter-spacing="-0.0104in" fo:font-size="15pt" style:font-size-asian="15pt"/>
    </style:style>
    <style:style style:name="T126" style:parent-style-name="DefaultParagraphFont" style:family="text">
      <style:text-properties style:font-name="VNFQuicksandRegular, sans-serif" fo:color="#333333" fo:font-size="15pt" style:font-size-asian="15pt"/>
    </style:style>
    <style:style style:name="T127" style:parent-style-name="DefaultParagraphFont" style:family="text">
      <style:text-properties style:font-name="VNFQuicksandRegular, sans-serif" fo:color="#333333" fo:font-size="15pt" style:font-size-asian="15pt"/>
    </style:style>
    <style:style style:name="T128" style:parent-style-name="DefaultParagraphFont" style:family="text">
      <style:text-properties style:font-name="VNFQuicksandRegular, sans-serif" fo:color="#333333" fo:font-size="15pt" style:font-size-asian="15pt"/>
    </style:style>
    <style:style style:name="T129" style:parent-style-name="DefaultParagraphFont" style:family="text">
      <style:text-properties style:font-name="VNFQuicksandRegular, sans-serif" fo:color="#333333" fo:font-size="15pt" style:font-size-asian="15pt"/>
    </style:style>
    <style:style style:name="T130" style:parent-style-name="DefaultParagraphFont" style:family="text">
      <style:text-properties style:font-name="VNFQuicksandRegular, sans-serif" fo:color="#333333" fo:font-size="15pt" style:font-size-asian="15pt"/>
    </style:style>
    <style:style style:name="T131" style:parent-style-name="DefaultParagraphFont" style:family="text">
      <style:text-properties style:font-name="VNFQuicksandRegular, sans-serif" fo:color="#333333" fo:font-size="15pt" style:font-size-asian="15pt"/>
    </style:style>
    <style:style style:name="T132" style:parent-style-name="DefaultParagraphFont" style:family="text">
      <style:text-properties style:font-name="VNFQuicksandRegular, sans-serif" fo:color="#333333" fo:font-size="15pt" style:font-size-asian="15pt"/>
    </style:style>
    <style:style style:name="T133" style:parent-style-name="DefaultParagraphFont" style:family="text">
      <style:text-properties style:font-name="VNFQuicksandRegular, sans-serif" fo:color="#333333" fo:font-size="15pt" style:font-size-asian="15pt"/>
    </style:style>
    <style:style style:name="T134" style:parent-style-name="DefaultParagraphFont" style:family="text">
      <style:text-properties style:font-name="VNFQuicksandRegular, sans-serif" fo:color="#333333" fo:font-size="15pt" style:font-size-asian="15pt"/>
    </style:style>
    <style:style style:name="T135" style:parent-style-name="DefaultParagraphFont" style:family="text">
      <style:text-properties style:font-name="VNFQuicksandRegular, sans-serif" fo:color="#333333" fo:font-size="15pt" style:font-size-asian="15pt"/>
    </style:style>
    <style:style style:name="T136" style:parent-style-name="DefaultParagraphFont" style:family="text">
      <style:text-properties style:font-name="VNFQuicksandRegular, sans-serif" fo:color="#333333" fo:font-size="15pt" style:font-size-asian="15pt"/>
    </style:style>
    <style:style style:name="T137" style:parent-style-name="DefaultParagraphFont" style:family="text">
      <style:text-properties style:font-name="VNFQuicksandRegular, sans-serif" fo:color="#333333" fo:font-size="15pt" style:font-size-asian="15pt"/>
    </style:style>
    <style:style style:name="T138" style:parent-style-name="DefaultParagraphFont" style:family="text">
      <style:text-properties style:font-name="VNFQuicksandRegular, sans-serif" fo:color="#333333" fo:font-size="15pt" style:font-size-asian="15pt"/>
    </style:style>
    <style:style style:name="T139" style:parent-style-name="DefaultParagraphFont" style:family="text">
      <style:text-properties style:font-name="VNFQuicksandRegular, sans-serif" fo:color="#333333" fo:font-size="15pt" style:font-size-asian="15pt"/>
    </style:style>
    <style:style style:name="T140" style:parent-style-name="DefaultParagraphFont" style:family="text">
      <style:text-properties style:font-name="VNFQuicksandRegular, sans-serif" fo:color="#333333" fo:font-size="15pt" style:font-size-asian="15pt"/>
    </style:style>
    <style:style style:name="T141" style:parent-style-name="DefaultParagraphFont" style:family="text">
      <style:text-properties style:font-name="VNFQuicksandRegular, sans-serif" fo:color="#333333" fo:font-size="15pt" style:font-size-asian="15pt"/>
    </style:style>
    <style:style style:name="T142" style:parent-style-name="DefaultParagraphFont" style:family="text">
      <style:text-properties style:font-name="VNFQuicksandRegular, sans-serif" fo:color="#333333" fo:font-size="15pt" style:font-size-asian="15pt"/>
    </style:style>
    <style:style style:name="T143" style:parent-style-name="DefaultParagraphFont" style:family="text">
      <style:text-properties style:font-name="VNFQuicksandRegular, sans-serif" fo:color="#333333" fo:font-size="15pt" style:font-size-asian="15pt"/>
    </style:style>
    <style:style style:name="T144" style:parent-style-name="DefaultParagraphFont" style:family="text">
      <style:text-properties style:font-name="VNFQuicksandRegular, sans-serif" fo:color="#333333" fo:font-size="15pt" style:font-size-asian="15pt"/>
    </style:style>
    <style:style style:name="T145" style:parent-style-name="DefaultParagraphFont" style:family="text">
      <style:text-properties style:font-name="VNFQuicksandRegular, sans-serif" fo:color="#333333" fo:font-size="15pt" style:font-size-asian="15pt"/>
    </style:style>
    <style:style style:name="T146" style:parent-style-name="DefaultParagraphFont" style:family="text">
      <style:text-properties style:font-name="VNFQuicksandRegular, sans-serif" fo:color="#333333" fo:font-size="15pt" style:font-size-asian="15pt"/>
    </style:style>
    <style:style style:name="T147" style:parent-style-name="DefaultParagraphFont" style:family="text">
      <style:text-properties style:font-name="VNFQuicksandRegular, sans-serif" fo:color="#333333" fo:font-size="15pt" style:font-size-asian="15pt"/>
    </style:style>
    <style:style style:name="T148" style:parent-style-name="DefaultParagraphFont" style:family="text">
      <style:text-properties style:font-name="VNFQuicksandRegular, sans-serif" fo:color="#333333" fo:font-size="15pt" style:font-size-asian="15pt"/>
    </style:style>
    <style:style style:name="T149" style:parent-style-name="DefaultParagraphFont" style:family="text">
      <style:text-properties style:font-name="VNFQuicksandRegular, sans-serif" fo:color="#333333" fo:font-size="15pt" style:font-size-asian="15pt"/>
    </style:style>
    <style:style style:name="T150" style:parent-style-name="DefaultParagraphFont" style:family="text">
      <style:text-properties style:font-name="VNFQuicksandRegular, sans-serif" fo:color="#333333" fo:font-size="15pt" style:font-size-asian="15pt"/>
    </style:style>
    <style:style style:name="T151" style:parent-style-name="DefaultParagraphFont" style:family="text">
      <style:text-properties style:font-name="VNFQuicksandRegular, sans-serif" fo:color="#333333" fo:font-size="15pt" style:font-size-asian="15pt"/>
    </style:style>
    <style:style style:name="T152" style:parent-style-name="DefaultParagraphFont" style:family="text">
      <style:text-properties style:font-name="VNFQuicksandRegular, sans-serif" fo:color="#333333" fo:font-size="15pt" style:font-size-asian="15pt"/>
    </style:style>
    <style:style style:name="T153" style:parent-style-name="DefaultParagraphFont" style:family="text">
      <style:text-properties style:font-name="VNFQuicksandRegular, sans-serif" fo:color="#333333" fo:font-size="15pt" style:font-size-asian="15pt"/>
    </style:style>
    <style:style style:name="T154" style:parent-style-name="DefaultParagraphFont" style:family="text">
      <style:text-properties style:font-name="VNFQuicksandRegular, sans-serif" fo:color="#333333" fo:font-size="15pt" style:font-size-asian="15pt"/>
    </style:style>
    <style:style style:name="T155" style:parent-style-name="DefaultParagraphFont" style:family="text">
      <style:text-properties style:font-name="VNFQuicksandRegular, sans-serif" fo:color="#333333" fo:font-size="15pt" style:font-size-asian="15pt"/>
    </style:style>
    <style:style style:name="T156" style:parent-style-name="DefaultParagraphFont" style:family="text">
      <style:text-properties style:font-name="VNFQuicksandRegular, sans-serif" fo:color="#333333" fo:font-size="15pt" style:font-size-asian="15pt"/>
    </style:style>
    <style:style style:name="T157" style:parent-style-name="DefaultParagraphFont" style:family="text">
      <style:text-properties style:font-name="VNFQuicksandRegular, sans-serif" fo:color="#333333" fo:font-size="15pt" style:font-size-asian="15pt"/>
    </style:style>
    <style:style style:name="T158" style:parent-style-name="DefaultParagraphFont" style:family="text">
      <style:text-properties style:font-name="VNFQuicksandRegular, sans-serif" fo:color="#333333" fo:font-size="15pt" style:font-size-asian="15pt"/>
    </style:style>
    <style:style style:name="T159" style:parent-style-name="DefaultParagraphFont" style:family="text">
      <style:text-properties style:font-name="VNFQuicksandRegular, sans-serif" fo:color="#333333" fo:font-size="15pt" style:font-size-asian="15pt"/>
    </style:style>
    <style:style style:name="T160" style:parent-style-name="DefaultParagraphFont" style:family="text">
      <style:text-properties style:font-name="VNFQuicksandRegular, sans-serif" fo:color="#333333" fo:font-size="15pt" style:font-size-asian="15pt"/>
    </style:style>
    <style:style style:name="T161" style:parent-style-name="DefaultParagraphFont" style:family="text">
      <style:text-properties style:font-name="VNFQuicksandRegular, sans-serif" fo:color="#333333" fo:font-size="15pt" style:font-size-asian="15pt"/>
    </style:style>
    <style:style style:name="T162" style:parent-style-name="DefaultParagraphFont" style:family="text">
      <style:text-properties style:font-name="VNFQuicksandRegular, sans-serif" fo:color="#333333" fo:font-size="15pt" style:font-size-asian="15pt"/>
    </style:style>
    <style:style style:name="T163" style:parent-style-name="DefaultParagraphFont" style:family="text">
      <style:text-properties style:font-name="VNFQuicksandRegular, sans-serif" fo:color="#333333" fo:font-size="15pt" style:font-size-asian="15pt"/>
    </style:style>
    <style:style style:name="T164" style:parent-style-name="DefaultParagraphFont" style:family="text">
      <style:text-properties style:font-name="VNFQuicksandRegular, sans-serif" fo:color="#333333" fo:font-size="15pt" style:font-size-asian="15pt"/>
    </style:style>
    <style:style style:name="T165" style:parent-style-name="DefaultParagraphFont" style:family="text">
      <style:text-properties style:font-name="VNFQuicksandRegular, sans-serif" fo:color="#333333" fo:font-size="15pt" style:font-size-asian="15pt"/>
    </style:style>
    <style:style style:name="T166" style:parent-style-name="DefaultParagraphFont" style:family="text">
      <style:text-properties style:font-name="VNFQuicksandRegular, sans-serif" fo:color="#333333" fo:font-size="15pt" style:font-size-asian="15pt"/>
    </style:style>
    <style:style style:name="T167" style:parent-style-name="DefaultParagraphFont" style:family="text">
      <style:text-properties style:font-name="VNFQuicksandRegular, sans-serif" fo:color="#333333" fo:font-size="15pt" style:font-size-asian="15pt"/>
    </style:style>
    <style:style style:name="T168" style:parent-style-name="DefaultParagraphFont" style:family="text">
      <style:text-properties style:font-name="VNFQuicksandRegular, sans-serif" fo:color="#333333" fo:font-size="15pt" style:font-size-asian="15pt"/>
    </style:style>
    <style:style style:name="T169" style:parent-style-name="DefaultParagraphFont" style:family="text">
      <style:text-properties style:font-name="VNFQuicksandRegular, sans-serif" fo:color="#333333" fo:font-size="15pt" style:font-size-asian="15pt"/>
    </style:style>
    <style:style style:name="T170" style:parent-style-name="DefaultParagraphFont" style:family="text">
      <style:text-properties style:font-name="VNFQuicksandRegular, sans-serif" fo:color="#333333" fo:font-size="15pt" style:font-size-asian="15pt"/>
    </style:style>
    <style:style style:name="T171" style:parent-style-name="DefaultParagraphFont" style:family="text">
      <style:text-properties style:font-name="VNFQuicksandRegular, sans-serif" fo:color="#333333" fo:font-size="15pt" style:font-size-asian="15pt"/>
    </style:style>
    <style:style style:name="T172" style:parent-style-name="DefaultParagraphFont" style:family="text">
      <style:text-properties style:font-name="VNFQuicksandRegular, sans-serif" fo:color="#333333" fo:font-size="15pt" style:font-size-asian="15pt"/>
    </style:style>
    <style:style style:name="T173" style:parent-style-name="DefaultParagraphFont" style:family="text">
      <style:text-properties style:font-name="VNFQuicksandRegular, sans-serif" fo:color="#333333" fo:font-size="15pt" style:font-size-asian="15pt"/>
    </style:style>
    <style:style style:name="T174" style:parent-style-name="DefaultParagraphFont" style:family="text">
      <style:text-properties style:font-name="VNFQuicksandRegular, sans-serif" fo:color="#333333" fo:font-size="15pt" style:font-size-asian="15pt"/>
    </style:style>
    <style:style style:name="T175" style:parent-style-name="DefaultParagraphFont" style:family="text">
      <style:text-properties style:font-name="VNFQuicksandRegular, sans-serif" fo:color="#333333" fo:font-size="15pt" style:font-size-asian="15pt"/>
    </style:style>
    <style:style style:name="T176" style:parent-style-name="DefaultParagraphFont" style:family="text">
      <style:text-properties style:font-name="VNFQuicksandRegular, sans-serif" fo:color="#333333" fo:font-size="15pt" style:font-size-asian="15pt"/>
    </style:style>
    <style:style style:name="T177" style:parent-style-name="DefaultParagraphFont" style:family="text">
      <style:text-properties style:font-name="VNFQuicksandRegular, sans-serif" fo:color="#333333" fo:font-size="15pt" style:font-size-asian="15pt"/>
    </style:style>
    <style:style style:name="T178" style:parent-style-name="DefaultParagraphFont" style:family="text">
      <style:text-properties style:font-name="VNFQuicksandRegular, sans-serif" fo:color="#333333" fo:font-size="15pt" style:font-size-asian="15pt"/>
    </style:style>
    <style:style style:name="T179" style:parent-style-name="DefaultParagraphFont" style:family="text">
      <style:text-properties style:font-name="VNFQuicksandRegular, sans-serif" fo:color="#333333" fo:font-size="15pt" style:font-size-asian="15pt"/>
    </style:style>
    <style:style style:name="T180" style:parent-style-name="DefaultParagraphFont" style:family="text">
      <style:text-properties style:font-name="VNFQuicksandRegular, sans-serif" fo:color="#333333" fo:font-size="15pt" style:font-size-asian="15pt"/>
    </style:style>
    <style:style style:name="T181" style:parent-style-name="DefaultParagraphFont" style:family="text">
      <style:text-properties style:font-name="VNFQuicksandRegular, sans-serif" fo:color="#333333" fo:font-size="15pt" style:font-size-asian="15pt"/>
    </style:style>
    <style:style style:name="T182" style:parent-style-name="DefaultParagraphFont" style:family="text">
      <style:text-properties style:font-name="VNFQuicksandRegular, sans-serif" fo:color="#333333" fo:font-size="15pt" style:font-size-asian="15pt"/>
    </style:style>
    <style:style style:name="T183" style:parent-style-name="DefaultParagraphFont" style:family="text">
      <style:text-properties style:font-name="VNFQuicksandRegular, sans-serif" fo:color="#333333" fo:font-size="15pt" style:font-size-asian="15pt"/>
    </style:style>
    <style:style style:name="T184" style:parent-style-name="DefaultParagraphFont" style:family="text">
      <style:text-properties style:font-name="VNFQuicksandRegular, sans-serif" fo:color="#333333" fo:font-size="15pt" style:font-size-asian="15pt"/>
    </style:style>
    <style:style style:name="T185" style:parent-style-name="DefaultParagraphFont" style:family="text">
      <style:text-properties style:font-name="VNFQuicksandRegular, sans-serif" fo:color="#333333" fo:font-size="15pt" style:font-size-asian="15pt"/>
    </style:style>
    <style:style style:name="T186" style:parent-style-name="DefaultParagraphFont" style:family="text">
      <style:text-properties style:font-name="VNFQuicksandRegular, sans-serif" fo:color="#333333" fo:font-size="15pt" style:font-size-asian="15pt"/>
    </style:style>
    <style:style style:name="T187" style:parent-style-name="DefaultParagraphFont" style:family="text">
      <style:text-properties style:font-name="VNFQuicksandRegular, sans-serif" fo:color="#333333" fo:font-size="15pt" style:font-size-asian="15pt"/>
    </style:style>
    <style:style style:name="T188" style:parent-style-name="DefaultParagraphFont" style:family="text">
      <style:text-properties style:font-name="VNFQuicksandRegular, sans-serif" fo:color="#333333" fo:font-size="15pt" style:font-size-asian="15pt"/>
    </style:style>
    <style:style style:name="T189" style:parent-style-name="DefaultParagraphFont" style:family="text">
      <style:text-properties style:font-name="VNFQuicksandRegular, sans-serif" fo:color="#333333" fo:font-size="15pt" style:font-size-asian="15pt"/>
    </style:style>
    <style:style style:name="P190" style:parent-style-name="Textbody" style:list-style-name="LFO2" style:family="paragraph">
      <style:paragraph-properties fo:widows="2" fo:orphans="2" fo:margin-bottom="0in" fo:background-color="#FFFFFF"/>
      <style:text-properties style:font-name="VNFQuicksandRegular, sans-serif" fo:color="#333333" fo:font-size="15pt" style:font-size-asian="15pt"/>
    </style:style>
    <style:style style:name="P191" style:parent-style-name="Textbody" style:family="paragraph">
      <style:paragraph-properties fo:widows="2" fo:orphans="2" fo:margin-bottom="0in" fo:background-color="#FFFFFF"/>
    </style:style>
    <style:style style:name="T192" style:parent-style-name="StrongEmphasis" style:family="text">
      <style:text-properties style:font-name="VNFQuicksandRegular, sans-serif" fo:color="#333333" fo:letter-spacing="-0.0104in" fo:font-size="15pt" style:font-size-asian="15pt"/>
    </style:style>
    <style:style style:name="T193" style:parent-style-name="DefaultParagraphFont" style:family="text">
      <style:text-properties style:font-name="VNFQuicksandRegular, sans-serif" fo:color="#333333" fo:font-size="15pt" style:font-size-asian="15pt"/>
    </style:style>
    <style:style style:name="T194" style:parent-style-name="DefaultParagraphFont" style:family="text">
      <style:text-properties style:font-name="VNFQuicksandRegular, sans-serif" fo:color="#333333" fo:font-size="15pt" style:font-size-asian="15pt"/>
    </style:style>
    <style:style style:name="T195" style:parent-style-name="DefaultParagraphFont" style:family="text">
      <style:text-properties style:font-name="VNFQuicksandRegular, sans-serif" fo:color="#333333" fo:font-size="15pt" style:font-size-asian="15pt"/>
    </style:style>
    <style:style style:name="T196" style:parent-style-name="DefaultParagraphFont" style:family="text">
      <style:text-properties style:font-name="VNFQuicksandRegular, sans-serif" fo:color="#333333" fo:font-size="15pt" style:font-size-asian="15pt"/>
    </style:style>
    <style:style style:name="T197" style:parent-style-name="DefaultParagraphFont" style:family="text">
      <style:text-properties style:font-name="VNFQuicksandRegular, sans-serif" fo:color="#333333" fo:font-size="15pt" style:font-size-asian="15pt"/>
    </style:style>
    <style:style style:name="T198" style:parent-style-name="DefaultParagraphFont" style:family="text">
      <style:text-properties style:font-name="VNFQuicksandRegular, sans-serif" fo:color="#333333" fo:font-size="15pt" style:font-size-asian="15pt"/>
    </style:style>
    <style:style style:name="T199" style:parent-style-name="DefaultParagraphFont" style:family="text">
      <style:text-properties style:font-name="VNFQuicksandRegular, sans-serif" fo:color="#333333" fo:font-size="15pt" style:font-size-asian="15pt"/>
    </style:style>
    <style:style style:name="T200" style:parent-style-name="DefaultParagraphFont" style:family="text">
      <style:text-properties style:font-name="VNFQuicksandRegular, sans-serif" fo:color="#333333" fo:font-size="15pt" style:font-size-asian="15pt"/>
    </style:style>
    <style:style style:name="T201" style:parent-style-name="DefaultParagraphFont" style:family="text">
      <style:text-properties style:font-name="VNFQuicksandRegular, sans-serif" fo:color="#333333" fo:font-size="15pt" style:font-size-asian="15pt"/>
    </style:style>
    <style:style style:name="T202" style:parent-style-name="DefaultParagraphFont" style:family="text">
      <style:text-properties style:font-name="VNFQuicksandRegular, sans-serif" fo:color="#333333" fo:font-size="15pt" style:font-size-asian="15pt"/>
    </style:style>
    <style:style style:name="T203" style:parent-style-name="DefaultParagraphFont" style:family="text">
      <style:text-properties style:font-name="VNFQuicksandRegular, sans-serif" fo:color="#333333" fo:font-size="15pt" style:font-size-asian="15pt"/>
    </style:style>
    <style:style style:name="T204" style:parent-style-name="DefaultParagraphFont" style:family="text">
      <style:text-properties style:font-name="VNFQuicksandRegular, sans-serif" fo:color="#333333" fo:font-size="15pt" style:font-size-asian="15pt"/>
    </style:style>
    <style:style style:name="T205" style:parent-style-name="DefaultParagraphFont" style:family="text">
      <style:text-properties style:font-name="VNFQuicksandRegular, sans-serif" fo:color="#333333" fo:font-size="15pt" style:font-size-asian="15pt"/>
    </style:style>
    <style:style style:name="T206" style:parent-style-name="DefaultParagraphFont" style:family="text">
      <style:text-properties style:font-name="VNFQuicksandRegular, sans-serif" fo:color="#333333" fo:font-size="15pt" style:font-size-asian="15pt"/>
    </style:style>
    <style:style style:name="T207" style:parent-style-name="DefaultParagraphFont" style:family="text">
      <style:text-properties style:font-name="VNFQuicksandRegular, sans-serif" fo:color="#333333" fo:font-size="15pt" style:font-size-asian="15pt"/>
    </style:style>
    <style:style style:name="T208" style:parent-style-name="DefaultParagraphFont" style:family="text">
      <style:text-properties style:font-name="VNFQuicksandRegular, sans-serif" fo:color="#333333" fo:font-size="15pt" style:font-size-asian="15pt"/>
    </style:style>
    <style:style style:name="T209" style:parent-style-name="DefaultParagraphFont" style:family="text">
      <style:text-properties style:font-name="VNFQuicksandRegular, sans-serif" fo:color="#333333" fo:font-size="15pt" style:font-size-asian="15pt"/>
    </style:style>
    <style:style style:name="T210" style:parent-style-name="DefaultParagraphFont" style:family="text">
      <style:text-properties style:font-name="VNFQuicksandRegular, sans-serif" fo:color="#333333" fo:font-size="15pt" style:font-size-asian="15pt"/>
    </style:style>
    <style:style style:name="T211" style:parent-style-name="DefaultParagraphFont" style:family="text">
      <style:text-properties style:font-name="VNFQuicksandRegular, sans-serif" fo:color="#333333" fo:font-size="15pt" style:font-size-asian="15pt"/>
    </style:style>
    <style:style style:name="T212" style:parent-style-name="DefaultParagraphFont" style:family="text">
      <style:text-properties style:font-name="VNFQuicksandRegular, sans-serif" fo:color="#333333" fo:font-size="15pt" style:font-size-asian="15pt"/>
    </style:style>
    <style:style style:name="T213" style:parent-style-name="DefaultParagraphFont" style:family="text">
      <style:text-properties style:font-name="VNFQuicksandRegular, sans-serif" fo:color="#333333" fo:font-size="15pt" style:font-size-asian="15pt"/>
    </style:style>
    <style:style style:name="T214" style:parent-style-name="DefaultParagraphFont" style:family="text">
      <style:text-properties style:font-name="VNFQuicksandRegular, sans-serif" fo:color="#333333" fo:font-size="15pt" style:font-size-asian="15pt"/>
    </style:style>
    <style:style style:name="T215" style:parent-style-name="DefaultParagraphFont" style:family="text">
      <style:text-properties style:font-name="VNFQuicksandRegular, sans-serif" fo:color="#333333" fo:font-size="15pt" style:font-size-asian="15pt"/>
    </style:style>
    <style:style style:name="T216" style:parent-style-name="DefaultParagraphFont" style:family="text">
      <style:text-properties style:font-name="VNFQuicksandRegular, sans-serif" fo:color="#333333" fo:font-size="15pt" style:font-size-asian="15pt"/>
    </style:style>
    <style:style style:name="T217" style:parent-style-name="DefaultParagraphFont" style:family="text">
      <style:text-properties style:font-name="VNFQuicksandRegular, sans-serif" fo:color="#333333" fo:font-size="15pt" style:font-size-asian="15pt"/>
    </style:style>
    <style:style style:name="T218" style:parent-style-name="DefaultParagraphFont" style:family="text">
      <style:text-properties style:font-name="VNFQuicksandRegular, sans-serif" fo:color="#333333" fo:font-size="15pt" style:font-size-asian="15pt"/>
    </style:style>
    <style:style style:name="T219" style:parent-style-name="DefaultParagraphFont" style:family="text">
      <style:text-properties style:font-name="VNFQuicksandRegular, sans-serif" fo:color="#333333" fo:font-size="15pt" style:font-size-asian="15pt"/>
    </style:style>
    <style:style style:name="T220" style:parent-style-name="DefaultParagraphFont" style:family="text">
      <style:text-properties style:font-name="VNFQuicksandRegular, sans-serif" fo:color="#333333" fo:font-size="15pt" style:font-size-asian="15pt"/>
    </style:style>
    <style:style style:name="T221" style:parent-style-name="DefaultParagraphFont" style:family="text">
      <style:text-properties style:font-name="VNFQuicksandRegular, sans-serif" fo:color="#333333" fo:font-size="15pt" style:font-size-asian="15pt"/>
    </style:style>
    <style:style style:name="T222" style:parent-style-name="DefaultParagraphFont" style:family="text">
      <style:text-properties style:font-name="VNFQuicksandRegular, sans-serif" fo:color="#333333" fo:font-size="15pt" style:font-size-asian="15pt"/>
    </style:style>
    <style:style style:name="T223" style:parent-style-name="DefaultParagraphFont" style:family="text">
      <style:text-properties style:font-name="VNFQuicksandRegular, sans-serif" fo:color="#333333" fo:font-size="15pt" style:font-size-asian="15pt"/>
    </style:style>
    <style:style style:name="T224" style:parent-style-name="DefaultParagraphFont" style:family="text">
      <style:text-properties style:font-name="VNFQuicksandRegular, sans-serif" fo:color="#333333" fo:font-size="15pt" style:font-size-asian="15pt"/>
    </style:style>
    <style:style style:name="P225" style:parent-style-name="Textbody" style:list-style-name="LFO2" style:family="paragraph">
      <style:paragraph-properties fo:widows="2" fo:orphans="2" fo:margin-bottom="0in" fo:background-color="#FFFFFF"/>
      <style:text-properties style:font-name="VNFQuicksandRegular, sans-serif" fo:color="#333333" fo:font-size="15pt" style:font-size-asian="15pt"/>
    </style:style>
    <style:style style:name="P226" style:parent-style-name="Textbody" style:family="paragraph">
      <style:paragraph-properties fo:widows="2" fo:orphans="2" fo:margin-bottom="0in" fo:background-color="#FFFFFF"/>
    </style:style>
    <style:style style:name="T227" style:parent-style-name="StrongEmphasis" style:family="text">
      <style:text-properties style:font-name="VNFQuicksandRegular, sans-serif" fo:color="#333333" fo:letter-spacing="-0.0104in" fo:font-size="15pt" style:font-size-asian="15pt"/>
    </style:style>
    <style:style style:name="T228" style:parent-style-name="DefaultParagraphFont" style:family="text">
      <style:text-properties style:font-name="VNFQuicksandRegular, sans-serif" fo:color="#333333" fo:font-size="15pt" style:font-size-asian="15pt"/>
    </style:style>
    <style:style style:name="T229" style:parent-style-name="DefaultParagraphFont" style:family="text">
      <style:text-properties style:font-name="VNFQuicksandRegular, sans-serif" fo:color="#333333" fo:font-size="15pt" style:font-size-asian="15pt"/>
    </style:style>
    <style:style style:name="T230" style:parent-style-name="DefaultParagraphFont" style:family="text">
      <style:text-properties style:font-name="VNFQuicksandRegular, sans-serif" fo:color="#333333" fo:font-size="15pt" style:font-size-asian="15pt"/>
    </style:style>
    <style:style style:name="T231" style:parent-style-name="DefaultParagraphFont" style:family="text">
      <style:text-properties style:font-name="VNFQuicksandRegular, sans-serif" fo:color="#333333" fo:font-size="15pt" style:font-size-asian="15pt"/>
    </style:style>
    <style:style style:name="T232" style:parent-style-name="DefaultParagraphFont" style:family="text">
      <style:text-properties style:font-name="VNFQuicksandRegular, sans-serif" fo:color="#333333" fo:font-size="15pt" style:font-size-asian="15pt"/>
    </style:style>
    <style:style style:name="T233" style:parent-style-name="DefaultParagraphFont" style:family="text">
      <style:text-properties style:font-name="VNFQuicksandRegular, sans-serif" fo:color="#333333" fo:font-size="15pt" style:font-size-asian="15pt"/>
    </style:style>
    <style:style style:name="T234" style:parent-style-name="DefaultParagraphFont" style:family="text">
      <style:text-properties style:font-name="VNFQuicksandRegular, sans-serif" fo:color="#333333" fo:font-size="15pt" style:font-size-asian="15pt"/>
    </style:style>
    <style:style style:name="T235" style:parent-style-name="DefaultParagraphFont" style:family="text">
      <style:text-properties style:font-name="VNFQuicksandRegular, sans-serif" fo:color="#333333" fo:font-size="15pt" style:font-size-asian="15pt"/>
    </style:style>
    <style:style style:name="T236" style:parent-style-name="DefaultParagraphFont" style:family="text">
      <style:text-properties style:font-name="VNFQuicksandRegular, sans-serif" fo:color="#333333" fo:font-size="15pt" style:font-size-asian="15pt"/>
    </style:style>
    <style:style style:name="T237" style:parent-style-name="DefaultParagraphFont" style:family="text">
      <style:text-properties style:font-name="VNFQuicksandRegular, sans-serif" fo:color="#333333" fo:font-size="15pt" style:font-size-asian="15pt"/>
    </style:style>
    <style:style style:name="T238" style:parent-style-name="DefaultParagraphFont" style:family="text">
      <style:text-properties style:font-name="VNFQuicksandRegular, sans-serif" fo:color="#333333" fo:font-size="15pt" style:font-size-asian="15pt"/>
    </style:style>
    <style:style style:name="T239" style:parent-style-name="DefaultParagraphFont" style:family="text">
      <style:text-properties style:font-name="VNFQuicksandRegular, sans-serif" fo:color="#333333" fo:font-size="15pt" style:font-size-asian="15pt"/>
    </style:style>
    <style:style style:name="T240" style:parent-style-name="DefaultParagraphFont" style:family="text">
      <style:text-properties style:font-name="VNFQuicksandRegular, sans-serif" fo:color="#333333" fo:font-size="15pt" style:font-size-asian="15pt"/>
    </style:style>
    <style:style style:name="T241" style:parent-style-name="DefaultParagraphFont" style:family="text">
      <style:text-properties style:font-name="VNFQuicksandRegular, sans-serif" fo:color="#333333" fo:font-size="15pt" style:font-size-asian="15pt"/>
    </style:style>
    <style:style style:name="T242" style:parent-style-name="DefaultParagraphFont" style:family="text">
      <style:text-properties style:font-name="VNFQuicksandRegular, sans-serif" fo:color="#333333" fo:font-size="15pt" style:font-size-asian="15pt"/>
    </style:style>
    <style:style style:name="T243" style:parent-style-name="DefaultParagraphFont" style:family="text">
      <style:text-properties style:font-name="VNFQuicksandRegular, sans-serif" fo:color="#333333" fo:font-size="15pt" style:font-size-asian="15pt"/>
    </style:style>
    <style:style style:name="T244" style:parent-style-name="DefaultParagraphFont" style:family="text">
      <style:text-properties style:font-name="VNFQuicksandRegular, sans-serif" fo:color="#333333" fo:font-size="15pt" style:font-size-asian="15pt"/>
    </style:style>
    <style:style style:name="T245" style:parent-style-name="DefaultParagraphFont" style:family="text">
      <style:text-properties style:font-name="VNFQuicksandRegular, sans-serif" fo:color="#333333" fo:font-size="15pt" style:font-size-asian="15pt"/>
    </style:style>
    <style:style style:name="T246" style:parent-style-name="DefaultParagraphFont" style:family="text">
      <style:text-properties style:font-name="VNFQuicksandRegular, sans-serif" fo:color="#333333" fo:font-size="15pt" style:font-size-asian="15pt"/>
    </style:style>
    <style:style style:name="T247" style:parent-style-name="DefaultParagraphFont" style:family="text">
      <style:text-properties style:font-name="VNFQuicksandRegular, sans-serif" fo:color="#333333" fo:font-size="15pt" style:font-size-asian="15pt"/>
    </style:style>
    <style:style style:name="T248" style:parent-style-name="DefaultParagraphFont" style:family="text">
      <style:text-properties style:font-name="VNFQuicksandRegular, sans-serif" fo:color="#333333" fo:font-size="15pt" style:font-size-asian="15pt"/>
    </style:style>
    <style:style style:name="T249" style:parent-style-name="DefaultParagraphFont" style:family="text">
      <style:text-properties style:font-name="VNFQuicksandRegular, sans-serif" fo:color="#333333" fo:font-size="15pt" style:font-size-asian="15pt"/>
    </style:style>
    <style:style style:name="T250" style:parent-style-name="DefaultParagraphFont" style:family="text">
      <style:text-properties style:font-name="VNFQuicksandRegular, sans-serif" fo:color="#333333" fo:font-size="15pt" style:font-size-asian="15pt"/>
    </style:style>
    <style:style style:name="T251" style:parent-style-name="DefaultParagraphFont" style:family="text">
      <style:text-properties style:font-name="VNFQuicksandRegular, sans-serif" fo:color="#333333" fo:font-size="15pt" style:font-size-asian="15pt"/>
    </style:style>
    <style:style style:name="T252" style:parent-style-name="DefaultParagraphFont" style:family="text">
      <style:text-properties style:font-name="VNFQuicksandRegular, sans-serif" fo:color="#333333" fo:font-size="15pt" style:font-size-asian="15pt"/>
    </style:style>
    <style:style style:name="T253" style:parent-style-name="DefaultParagraphFont" style:family="text">
      <style:text-properties style:font-name="VNFQuicksandRegular, sans-serif" fo:color="#333333" fo:font-size="15pt" style:font-size-asian="15pt"/>
    </style:style>
    <style:style style:name="T254" style:parent-style-name="DefaultParagraphFont" style:family="text">
      <style:text-properties style:font-name="VNFQuicksandRegular, sans-serif" fo:color="#333333" fo:font-size="15pt" style:font-size-asian="15pt"/>
    </style:style>
    <style:style style:name="T255" style:parent-style-name="DefaultParagraphFont" style:family="text">
      <style:text-properties style:font-name="VNFQuicksandRegular, sans-serif" fo:color="#333333" fo:font-size="15pt" style:font-size-asian="15pt"/>
    </style:style>
    <style:style style:name="T256" style:parent-style-name="DefaultParagraphFont" style:family="text">
      <style:text-properties style:font-name="VNFQuicksandRegular, sans-serif" fo:color="#333333" fo:font-size="15pt" style:font-size-asian="15pt"/>
    </style:style>
    <style:style style:name="T257" style:parent-style-name="DefaultParagraphFont" style:family="text">
      <style:text-properties style:font-name="VNFQuicksandRegular, sans-serif" fo:color="#333333" fo:font-size="15pt" style:font-size-asian="15pt"/>
    </style:style>
    <style:style style:name="T258" style:parent-style-name="DefaultParagraphFont" style:family="text">
      <style:text-properties style:font-name="VNFQuicksandRegular, sans-serif" fo:color="#333333" fo:font-size="15pt" style:font-size-asian="15pt"/>
    </style:style>
    <style:style style:name="T259" style:parent-style-name="DefaultParagraphFont" style:family="text">
      <style:text-properties style:font-name="VNFQuicksandRegular, sans-serif" fo:color="#333333" fo:font-size="15pt" style:font-size-asian="15pt"/>
    </style:style>
    <style:style style:name="T260" style:parent-style-name="DefaultParagraphFont" style:family="text">
      <style:text-properties style:font-name="VNFQuicksandRegular, sans-serif" fo:color="#333333" fo:font-size="15pt" style:font-size-asian="15pt"/>
    </style:style>
    <style:style style:name="T261" style:parent-style-name="DefaultParagraphFont" style:family="text">
      <style:text-properties style:font-name="VNFQuicksandRegular, sans-serif" fo:color="#333333" fo:font-size="15pt" style:font-size-asian="15pt"/>
    </style:style>
    <style:style style:name="T262" style:parent-style-name="DefaultParagraphFont" style:family="text">
      <style:text-properties style:font-name="VNFQuicksandRegular, sans-serif" fo:color="#333333" fo:font-size="15pt" style:font-size-asian="15pt"/>
    </style:style>
    <style:style style:name="T263" style:parent-style-name="DefaultParagraphFont" style:family="text">
      <style:text-properties style:font-name="VNFQuicksandRegular, sans-serif" fo:color="#333333" fo:font-size="15pt" style:font-size-asian="15pt"/>
    </style:style>
    <style:style style:name="T264" style:parent-style-name="DefaultParagraphFont" style:family="text">
      <style:text-properties style:font-name="VNFQuicksandRegular, sans-serif" fo:color="#333333" fo:font-size="15pt" style:font-size-asian="15pt"/>
    </style:style>
    <style:style style:name="T265" style:parent-style-name="DefaultParagraphFont" style:family="text">
      <style:text-properties style:font-name="VNFQuicksandRegular, sans-serif" fo:color="#333333" fo:font-size="15pt" style:font-size-asian="15pt"/>
    </style:style>
    <style:style style:name="P266" style:parent-style-name="Textbody" style:list-style-name="LFO2" style:family="paragraph">
      <style:paragraph-properties fo:widows="2" fo:orphans="2" fo:margin-bottom="0in" fo:background-color="#FFFFFF"/>
      <style:text-properties style:font-name="VNFQuicksandRegular, sans-serif" fo:color="#333333" fo:font-size="15pt" style:font-size-asian="15pt"/>
    </style:style>
    <style:style style:name="P267" style:parent-style-name="Textbody" style:family="paragraph">
      <style:paragraph-properties fo:widows="2" fo:orphans="2" fo:margin-bottom="0in" fo:background-color="#FFFFFF"/>
    </style:style>
    <style:style style:name="T268" style:parent-style-name="StrongEmphasis" style:family="text">
      <style:text-properties style:font-name="VNFQuicksandRegular, sans-serif" fo:color="#333333" fo:letter-spacing="-0.0104in" fo:font-size="15pt" style:font-size-asian="15pt"/>
    </style:style>
    <style:style style:name="T269" style:parent-style-name="DefaultParagraphFont" style:family="text">
      <style:text-properties style:font-name="VNFQuicksandRegular, sans-serif" fo:color="#333333" fo:font-size="15pt" style:font-size-asian="15pt"/>
    </style:style>
    <style:style style:name="T270" style:parent-style-name="DefaultParagraphFont" style:family="text">
      <style:text-properties style:font-name="VNFQuicksandRegular, sans-serif" fo:color="#333333" fo:font-size="15pt" style:font-size-asian="15pt"/>
    </style:style>
    <style:style style:name="T271" style:parent-style-name="DefaultParagraphFont" style:family="text">
      <style:text-properties style:font-name="VNFQuicksandRegular, sans-serif" fo:color="#333333" fo:font-size="15pt" style:font-size-asian="15pt"/>
    </style:style>
    <style:style style:name="T272" style:parent-style-name="DefaultParagraphFont" style:family="text">
      <style:text-properties style:font-name="VNFQuicksandRegular, sans-serif" fo:color="#333333" fo:font-size="15pt" style:font-size-asian="15pt"/>
    </style:style>
    <style:style style:name="T273" style:parent-style-name="DefaultParagraphFont" style:family="text">
      <style:text-properties style:font-name="VNFQuicksandRegular, sans-serif" fo:color="#333333" fo:font-size="15pt" style:font-size-asian="15pt"/>
    </style:style>
    <style:style style:name="T274" style:parent-style-name="DefaultParagraphFont" style:family="text">
      <style:text-properties style:font-name="VNFQuicksandRegular, sans-serif" fo:color="#333333" fo:font-size="15pt" style:font-size-asian="15pt"/>
    </style:style>
    <style:style style:name="T275" style:parent-style-name="DefaultParagraphFont" style:family="text">
      <style:text-properties style:font-name="VNFQuicksandRegular, sans-serif" fo:color="#333333" fo:font-size="15pt" style:font-size-asian="15pt"/>
    </style:style>
    <style:style style:name="T276" style:parent-style-name="DefaultParagraphFont" style:family="text">
      <style:text-properties style:font-name="VNFQuicksandRegular, sans-serif" fo:color="#333333" fo:font-size="15pt" style:font-size-asian="15pt"/>
    </style:style>
    <style:style style:name="T277" style:parent-style-name="DefaultParagraphFont" style:family="text">
      <style:text-properties style:font-name="VNFQuicksandRegular, sans-serif" fo:color="#333333" fo:font-size="15pt" style:font-size-asian="15pt"/>
    </style:style>
    <style:style style:name="P278" style:parent-style-name="Textbody" style:family="paragraph">
      <style:paragraph-properties fo:widows="2" fo:orphans="2" fo:text-align="justify" fo:margin-bottom="0.1041in" fo:line-height="140%" fo:background-color="#FFFFFF"/>
      <style:text-properties style:font-name="VNFQuicksandRegular, sans-serif" fo:color="#333333" fo:font-size="15pt" style:font-size-asian="15pt"/>
    </style:style>
    <style:style style:name="P279" style:parent-style-name="Textbody" style:family="paragraph">
      <style:paragraph-properties fo:widows="2" fo:orphans="2" fo:text-align="justify" fo:margin-bottom="0.1041in" fo:line-height="140%" fo:background-color="#FFFFFF"/>
      <style:text-properties style:font-name="VNFQuicksandRegular, sans-serif" fo:color="#333333" fo:font-size="15pt" style:font-size-asian="15pt"/>
    </style:style>
  </office:automatic-styles>
  <office:body>
    <office:text text:use-soft-page-breaks="true">
      <text:p text:style-name="P1">Nhóm :</text:p>
      <text:list text:style-name="LFO1" text:continue-numbering="true">
        <text:list-item>
          <text:p text:style-name="P2">Đinh Trung Kiên 15SI</text:p>
        </text:list-item>
        <text:list-item>
          <text:p text:style-name="P3">Trà Thị<text:s/>Bảo Trâm 15i1</text:p>
        </text:list-item>
        <text:list-item>
          <text:p text:style-name="P4">Lê Xuân Khuê 14IG</text:p>
        </text:list-item>
        <text:list-item>
          <text:p text:style-name="P5">Bùi Thanh Thọ<text:s/>14IG</text:p>
        </text:list-item>
      </text:list>
      <text:p text:style-name="P6"><text:span text:style-name="T7"><text:s text:c="39"/></text:span><text:span text:style-name="T8"><text:s text:c="8"/></text:span></text:p>
      <text:p text:style-name="P9"><text:s text:c="27"/>Trello</text:p>
      <text:p text:style-name="P10"><text:span text:style-name="T11"><text:s text:c="5"/>-</text:span><text:a xlink:href="https://www.trello.com/" office:target-frame-name="_top" xlink:show="replace">Trello</text:a><text:span text:style-name="T12"><text:s/>l</text:span><text:span text:style-name="T13">à m</text:span><text:span text:style-name="T14">ộ</text:span><text:span text:style-name="T15">t công c</text:span><text:span text:style-name="T16">ụ</text:span><text:span text:style-name="T17"><text:s/>đ</text:span><text:span text:style-name="T18">ể</text:span><text:span text:style-name="T19"><text:s/>ph</text:span><text:span text:style-name="T20">ố</text:span><text:span text:style-name="T21">i h</text:span><text:span text:style-name="T22">ợ</text:span><text:span text:style-name="T23">p công vi</text:span><text:span text:style-name="T24">ệ</text:span><text:span text:style-name="T25">c hi</text:span><text:span text:style-name="T26">ệ</text:span><text:span text:style-name="T27">u qu</text:span><text:span text:style-name="T28">ả</text:span><text:span text:style-name="T29"> giúp cho m</text:span><text:span text:style-name="T30">ọ</text:span><text:span text:style-name="T31">i ngư</text:span><text:span text:style-name="T32">ờ</text:span><text:span text:style-name="T33">i trong team ch</text:span><text:span text:style-name="T34">ỉ</text:span><text:span text:style-name="T35"><text:s/>c</text:span><text:span text:style-name="T36">ầ</text:span><text:span text:style-name="T37">n nhìn qua là bi</text:span><text:span text:style-name="T38">ế</text:span><text:span text:style-name="T39">t đư</text:span><text:span text:style-name="T40">ợ</text:span><text:span text:style-name="T41">c có nh</text:span><text:span text:style-name="T42">ữ</text:span><text:span text:style-name="T43">ng đ</text:span><text:span text:style-name="T44">ầ</text:span><text:span text:style-name="T45">u vi</text:span><text:span text:style-name="T46">ệ</text:span><text:span text:style-name="T47">c nào, ai đang làm gì, và làm đ</text:span><text:span text:style-name="T48">ế</text:span><text:span text:style-name="T49">n giai đo</text:span><text:span text:style-name="T50">ạ</text:span><text:span text:style-name="T51">n nào r</text:span><text:span text:style-name="T52">ồ</text:span><text:span text:style-name="T53">i. Trello là m</text:span><text:span text:style-name="T54">ộ</text:span><text:span text:style-name="T55">t công c</text:span><text:span text:style-name="T56">ụ</text:span><text:span text:style-name="T57"><text:s/>Freemium, t</text:span><text:span text:style-name="T58">ứ</text:span><text:span text:style-name="T59">c</text:span><text:span text:style-name="T60"><text:s/>là b</text:span><text:span text:style-name="T61">ạ</text:span><text:span text:style-name="T62">n có th</text:span><text:span text:style-name="T63">ể</text:span><text:span text:style-name="T64"><text:s/>xài mi</text:span><text:span text:style-name="T65">ễ</text:span><text:span text:style-name="T66">n phí cho đ</text:span><text:span text:style-name="T67">ế</text:span><text:span text:style-name="T68">n khi c</text:span><text:span text:style-name="T69">ầ</text:span><text:span text:style-name="T70">n nh</text:span><text:span text:style-name="T71">ữ</text:span><text:span text:style-name="T72">ng tích năng nâng cao và đ</text:span><text:span text:style-name="T73">ặ</text:span><text:span text:style-name="T74">c bi</text:span><text:span text:style-name="T75">ệ</text:span><text:span text:style-name="T76">t ch</text:span><text:span text:style-name="T77">ỉ</text:span><text:span text:style-name="T78"><text:s/>có b</text:span><text:span text:style-name="T79">ả</text:span><text:span text:style-name="T80">n tr</text:span><text:span text:style-name="T81">ả</text:span><text:span text:style-name="T82"><text:s/>ti</text:span><text:span text:style-name="T83">ề</text:span><text:span text:style-name="T84">n m</text:span><text:span text:style-name="T85">ớ</text:span><text:span text:style-name="T86">i có thì b</text:span><text:span text:style-name="T87">ạ</text:span><text:span text:style-name="T88">n m</text:span><text:span text:style-name="T89">ớ</text:span><text:span text:style-name="T90">i ph</text:span><text:span text:style-name="T91">ả</text:span><text:span text:style-name="T92">i tr</text:span><text:span text:style-name="T93">ả</text:span><text:span text:style-name="T94">. V</text:span><text:span text:style-name="T95">ớ</text:span><text:span text:style-name="T96">i SSS, m</text:span><text:span text:style-name="T97">ặ</text:span><text:span text:style-name="T98">c dù hi</text:span><text:span text:style-name="T99">ệ</text:span><text:span text:style-name="T100">n đang s</text:span><text:span text:style-name="T101">ử</text:span><text:span text:style-name="T102"><text:s/>d</text:span><text:span text:style-name="T103">ụ</text:span><text:span text:style-name="T104">ng cho hơn 50 tài kho</text:span><text:span text:style-name="T105">ả</text:span><text:span text:style-name="T106">n c</text:span><text:span text:style-name="T107">ộ</text:span><text:span text:style-name="T108">ng v</text:span><text:span text:style-name="T109">ớ</text:span><text:span text:style-name="T110">i hơn 100 board khác nhau, b</text:span><text:span text:style-name="T111">ọ</text:span><text:span text:style-name="T112">n mình v</text:span><text:span text:style-name="T113">ẫ</text:span><text:span text:style-name="T114">n chưa ph</text:span><text:span text:style-name="T115">ả</text:span><text:span text:style-name="T116">i tr</text:span><text:span text:style-name="T117">ả</text:span><text:span text:style-name="T118"><text:s/>đ</text:span><text:span text:style-name="T119">ồ</text:span><text:span text:style-name="T120">ng nào h</text:span><text:span text:style-name="T121">ế</text:span><text:span text:style-name="T122">t.</text:span></text:p>
      <text:p text:style-name="P123">Trello có những thành phần cơ bản sau:</text:p>
      <text:p text:style-name="P124"><text:span text:style-name="T125"><text:s text:c="3"/>+Card</text:span><text:span text:style-name="T126">: là m</text:span><text:span text:style-name="T127">ộ</text:span><text:span text:style-name="T128">t th</text:span><text:span text:style-name="T129">ẻ</text:span><text:span text:style-name="T130"><text:s/>thông tin có Title, Description dùng đ</text:span><text:span text:style-name="T131">ể</text:span><text:span text:style-name="T132"><text:s/>lưu tr</text:span><text:span text:style-name="T133">ữ</text:span><text:span text:style-name="T134"><text:s/>công vi</text:span><text:span text:style-name="T135">ệ</text:span><text:span text:style-name="T136">c. M</text:span><text:span text:style-name="T137">ộ</text:span><text:span text:style-name="T138">t Card có th</text:span><text:span text:style-name="T139">ể</text:span><text:span text:style-name="T140"><text:s/>dùng đ</text:span><text:span text:style-name="T141">ể</text:span><text:span text:style-name="T142"><text:s/>ghi task (công vi</text:span><text:span text:style-name="T143">ệ</text:span><text:span text:style-name="T144">c), feature (tính năng s</text:span><text:span text:style-name="T145">ả</text:span><text:span text:style-name="T146">n ph</text:span><text:span text:style-name="T147">ẩ</text:span><text:span text:style-name="T148">m), question (câu h</text:span><text:span text:style-name="T149">ỏ</text:span><text:span text:style-name="T150">i), note (ghi chú)… tùy cách b</text:span><text:span text:style-name="T151">ạ</text:span><text:span text:style-name="T152">n s</text:span><text:span text:style-name="T153">ử</text:span><text:span text:style-name="T154"><text:s/>d</text:span><text:span text:style-name="T155">ụ</text:span><text:span text:style-name="T156">ng.</text:span><text:span text:style-name="T157"><text:s/>M</text:span><text:span text:style-name="T158">ỗ</text:span><text:span text:style-name="T159">i card s</text:span><text:span text:style-name="T160">ẽ</text:span><text:span text:style-name="T161"><text:s/>có checklist đ</text:span><text:span text:style-name="T162">ể</text:span><text:span text:style-name="T163"><text:s/>b</text:span><text:span text:style-name="T164">ạ</text:span><text:span text:style-name="T165">n chia đ</text:span><text:span text:style-name="T166">ầ</text:span><text:span text:style-name="T167">u vi</text:span><text:span text:style-name="T168">ệ</text:span><text:span text:style-name="T169">c nh</text:span><text:span text:style-name="T170">ỏ</text:span><text:span text:style-name="T171"><text:s/>hơn. B</text:span><text:span text:style-name="T172">ạ</text:span><text:span text:style-name="T173">n có th</text:span><text:span text:style-name="T174">ể</text:span><text:span text:style-name="T175"><text:s/>comment, attach hình<text:s/></text:span><text:span text:style-name="T176">ả</text:span><text:span text:style-name="T177">nh trên card đ</text:span><text:span text:style-name="T178">ể</text:span><text:span text:style-name="T179"><text:s/>thu</text:span><text:span text:style-name="T180">ậ</text:span><text:span text:style-name="T181">n ti</text:span><text:span text:style-name="T182">ệ</text:span><text:span text:style-name="T183">n cho vi</text:span><text:span text:style-name="T184">ệ</text:span><text:span text:style-name="T185">c trao đ</text:span><text:span text:style-name="T186">ổ</text:span><text:span text:style-name="T187">i gi</text:span><text:span text:style-name="T188">ữ</text:span><text:span text:style-name="T189">a các thành viên.</text:span></text:p>
      <text:list text:style-name="LFO2" text:continue-numbering="true">
        <text:list-item>
          <text:p text:style-name="P190"/>
        </text:list-item>
      </text:list>
      <text:p text:style-name="P191"><text:span text:style-name="T192"><text:s text:c="2"/>+List</text:span><text:span text:style-name="T193">: là m</text:span><text:span text:style-name="T194">ộ</text:span><text:span text:style-name="T195">t danh sách t</text:span><text:span text:style-name="T196">ổ</text:span><text:span text:style-name="T197">ng h</text:span><text:span text:style-name="T198">ợ</text:span><text:span text:style-name="T199">p các card thu</text:span><text:span text:style-name="T200">ộ</text:span><text:span text:style-name="T201">c chung 1 tình tr</text:span><text:span text:style-name="T202">ạ</text:span><text:span text:style-name="T203">ng ho</text:span><text:span text:style-name="T204">ặ</text:span><text:span text:style-name="T205">c 1 tính ch</text:span><text:span text:style-name="T206">ấ</text:span><text:span text:style-name="T207">t khác nhau. Ví<text:s/></text:span><text:span text:style-name="T208">d</text:span><text:span text:style-name="T209">ụ</text:span><text:span text:style-name="T210">: List Doing bao g</text:span><text:span text:style-name="T211">ồ</text:span><text:span text:style-name="T212">m nh</text:span><text:span text:style-name="T213">ữ</text:span><text:span text:style-name="T214">ng card đang đư</text:span><text:span text:style-name="T215">ợ</text:span><text:span text:style-name="T216">c th</text:span><text:span text:style-name="T217">ự</text:span><text:span text:style-name="T218">c hi</text:span><text:span text:style-name="T219">ệ</text:span><text:span text:style-name="T220">n. List Done ch</text:span><text:span text:style-name="T221">ứ</text:span><text:span text:style-name="T222">a nh</text:span><text:span text:style-name="T223">ữ</text:span><text:span text:style-name="T224">ng card đã hoàn thành.</text:span></text:p>
      <text:list text:style-name="LFO2" text:continue-numbering="true">
        <text:list-item>
          <text:p text:style-name="P225"/>
        </text:list-item>
      </text:list>
      <text:p text:style-name="P226"><text:span text:style-name="T227"><text:s text:c="3"/>+Board</text:span><text:span text:style-name="T228">: là m</text:span><text:span text:style-name="T229">ộ</text:span><text:span text:style-name="T230">t b</text:span><text:span text:style-name="T231">ả</text:span><text:span text:style-name="T232">ng thư</text:span><text:span text:style-name="T233">ờ</text:span><text:span text:style-name="T234">ng tương đương v</text:span><text:span text:style-name="T235">ớ</text:span><text:span text:style-name="T236">i 1 project ho</text:span><text:span text:style-name="T237">ặ</text:span><text:span text:style-name="T238">c 1 m</text:span><text:span text:style-name="T239">ả</text:span><text:span text:style-name="T240">ng công vi</text:span><text:span text:style-name="T241">ệ</text:span><text:span text:style-name="T242">c. Trong m</text:span><text:span text:style-name="T243">ộ</text:span><text:span text:style-name="T244">t board có th</text:span><text:span text:style-name="T245">ể</text:span><text:span text:style-name="T246"><text:s/>có nhi</text:span><text:span text:style-name="T247">ề</text:span><text:span text:style-name="T248">u List đ</text:span><text:span text:style-name="T249">ể</text:span><text:span text:style-name="T250"><text:s/>chia tình tr</text:span><text:span text:style-name="T251">ạ</text:span><text:span text:style-name="T252">ng c</text:span><text:span text:style-name="T253">ủ</text:span><text:span text:style-name="T254">a nh</text:span><text:span text:style-name="T255">ữ</text:span><text:span text:style-name="T256">ng đ</text:span><text:span text:style-name="T257">ầ</text:span><text:span text:style-name="T258">u vi</text:span><text:span text:style-name="T259">ệ</text:span><text:span text:style-name="T260">c c</text:span><text:span text:style-name="T261">ủ</text:span><text:span text:style-name="T262">a p</text:span><text:span text:style-name="T263">roject đó cho ti</text:span><text:span text:style-name="T264">ệ</text:span><text:span text:style-name="T265">n theo dõi.</text:span></text:p>
      <text:list text:style-name="LFO2" text:continue-numbering="true">
        <text:list-item>
          <text:p text:style-name="P266"/>
        </text:list-item>
      </text:list>
      <text:soft-page-break/>
      <text:p text:style-name="P267"><text:span text:style-name="T268"><text:s text:c="2"/>+Organization</text:span><text:span text:style-name="T269">: là t</text:span><text:span text:style-name="T270">ổ</text:span><text:span text:style-name="T271">ng h</text:span><text:span text:style-name="T272">ợ</text:span><text:span text:style-name="T273">p nh</text:span><text:span text:style-name="T274">ữ</text:span><text:span text:style-name="T275">ng board và member c</text:span><text:span text:style-name="T276">ủ</text:span><text:span text:style-name="T277">a 1 công ty</text:span></text:p>
      <text:p text:style-name="P278">Đây là ví dụ<text:s/>của 1 Board gồm các list và các card trong đó. Đây là 1 project về<text:s/>SaaS của bọn mình đang chạy thực tế<text:s/>luôn đó.</text:p>
      <text:p text:style-name="P279">Link hướng dẫn sử dụng:<text:s/>https://www.youtube.com/watch?v=Eadrt9InG6w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VNFQuicksandRegular, sans-serif" svg:font-family="VNFQuicksandRegular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bui</dc:creator>
    <meta:creation-date>2017-04-21T19:32:00Z</meta:creation-date>
    <dc:date>2017-04-21T14:08:00Z</dc:date>
    <meta:template xlink:href="Normal" xlink:type="simple"/>
    <meta:editing-cycles>4</meta:editing-cycles>
    <meta:editing-duration>PT300S</meta:editing-duration>
    <meta:document-statistic meta:page-count="2" meta:paragraph-count="3" meta:word-count="260" meta:character-count="1743" meta:row-count="12" meta:non-whitespace-character-count="1486"/>
  </office:meta>
</office:document-meta>
</file>